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0.6035in"/>
    </style:style>
    <style:style style:name="co8" style:family="table-column">
      <style:table-column-properties fo:break-before="auto" style:column-width="0.31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40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most</text:p>
          </table:table-cell>
          <table:table-cell table:style-name="ce1" office:value-type="string" calcext:value-type="string">
            <text:p>deaf</text:p>
          </table:table-cell>
          <table:table-cell table:style-name="ce1" office:value-type="string" calcext:value-type="string">
            <text:p>children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earing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82" calcext:value-type="float">
            <text:p>0.682</text:p>
          </table:table-cell>
          <table:table-cell office:value-type="float" office:value="0.6551" calcext:value-type="float">
            <text:p>0.655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28" calcext:value-type="float">
            <text:p>0.828</text:p>
          </table:table-cell>
          <table:table-cell office:value-type="float" office:value="1" calcext:value-type="float">
            <text:p>1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6169" calcext:value-type="float">
            <text:p>0.6169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684" calcext:value-type="float">
            <text:p>0.7684</text:p>
          </table:table-cell>
          <table:table-cell office:value-type="float" office:value="0.7286" calcext:value-type="float">
            <text:p>0.72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859" calcext:value-type="float">
            <text:p>0.6859</text:p>
          </table:table-cell>
          <table:table-cell office:value-type="float" office:value="0.839" calcext:value-type="float">
            <text:p>0.839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hearing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947" calcext:value-type="float">
            <text:p>0.6947</text:p>
          </table:table-cell>
          <table:table-cell office:value-type="float" office:value="0.7227" calcext:value-type="float">
            <text:p>0.7227</text:p>
          </table:table-cell>
          <table:table-cell office:value-type="string" calcext:value-type="string">
            <text:p>.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7259" calcext:value-type="float">
            <text:p>0.7259</text:p>
          </table:table-cell>
          <table:table-cell office:value-type="float" office:value="1" calcext:value-type="float">
            <text:p>1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731" calcext:value-type="float">
            <text:p>0.731</text:p>
          </table:table-cell>
          <table:table-cell office:value-type="float" office:value="0.6926" calcext:value-type="float">
            <text:p>0.6926</text:p>
          </table:table-cell>
        </table:table-row>
        <table:table-row table:style-name="ro1">
          <table:table-cell office:value-type="string" calcext:value-type="string">
            <text:p>parents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7692" calcext:value-type="float">
            <text:p>0.769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458" calcext:value-type="float">
            <text:p>0.84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926" calcext:value-type="float">
            <text:p>0.7926</text:p>
          </table:table-cell>
        </table:table-row>
        <table:table-row table:style-name="ro1">
          <table:table-cell office:value-type="string" calcext:value-type="string">
            <text:p>tend</text:p>
          </table:table-cell>
          <table:table-cell office:value-type="string" calcext:value-type="string">
            <text:p>.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9162" calcext:value-type="float">
            <text:p>0.9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9575" calcext:value-type="float">
            <text:p>0.9575</text:p>
          </table:table-cell>
          <table:table-cell office:value-type="string" calcext:value-type="string">
            <text:p>.</text:p>
          </table:table-cell>
          <table:table-cell office:value-type="float" office:value="0.8711" calcext:value-type="float">
            <text:p>0.8711</text:p>
          </table:table-cell>
          <table:table-cell office:value-type="string" calcext:value-type="string">
            <text:p>.</text:p>
          </table:table-cell>
          <table:table-cell office:value-type="float" office:value="0.8814" calcext:value-type="float">
            <text:p>0.8814</text:p>
          </table:table-cell>
          <table:table-cell office:value-type="string" calcext:value-type="string">
            <text:p>.</text:p>
          </table:table-cell>
          <table:table-cell office:value-type="float" office:value="0.8698" calcext:value-type="float">
            <text:p>0.8698</text:p>
          </table:table-cell>
          <table:table-cell office:value-type="string" calcext:value-type="string">
            <text:p>.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8802" calcext:value-type="float">
            <text:p>0.8802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5906" calcext:value-type="float">
            <text:p>0.5906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5772" calcext:value-type="float">
            <text:p>0.577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6862" calcext:value-type="float">
            <text:p>0.6862</text:p>
          </table:table-cell>
        </table:table-row>
        <table:table-row table:style-name="ro1">
          <table:table-cell office:value-type="string" calcext:value-type="string">
            <text:p>try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961" calcext:value-type="float">
            <text:p>0.9961</text:p>
          </table:table-cell>
          <table:table-cell office:value-type="string" calcext:value-type="string">
            <text:p>.</text:p>
          </table:table-cell>
          <table:table-cell office:value-type="float" office:value="0.8916" calcext:value-type="float">
            <text:p>0.8916</text:p>
          </table:table-cell>
          <table:table-cell office:value-type="string" calcext:value-type="string">
            <text:p>.</text:p>
          </table:table-cell>
          <table:table-cell office:value-type="float" office:value="0.8839" calcext:value-type="float">
            <text:p>0.8839</text:p>
          </table:table-cell>
          <table:table-cell office:value-type="string" calcext:value-type="string">
            <text:p>.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.</text:p>
          </table:table-cell>
          <table:table-cell office:value-type="float" office:value="0.9794" calcext:value-type="float">
            <text:p>0.9794</text:p>
          </table:table-cell>
          <table:table-cell office:value-type="string" calcext:value-type="string">
            <text:p>.</text:p>
          </table:table-cell>
          <table:table-cell office:value-type="float" office:value="0.9884" calcext:value-type="float">
            <text:p>0.9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6615" calcext:value-type="float">
            <text:p>0.661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567" calcext:value-type="float">
            <text:p>0.6567</text:p>
          </table:table-cell>
          <table:table-cell office:value-type="float" office:value="1" calcext:value-type="float">
            <text:p>1</text:p>
          </table:table-cell>
          <table:table-cell office:value-type="float" office:value="0.7183" calcext:value-type="float">
            <text:p>0.7183</text:p>
          </table:table-cell>
        </table:table-row>
        <table:table-row table:style-name="ro1">
          <table:table-cell office:value-type="string" calcext:value-type="string">
            <text:p>cure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931" calcext:value-type="float">
            <text:p>0.931</text:p>
          </table:table-cell>
          <table:table-cell office:value-type="string" calcext:value-type="string">
            <text:p>.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8274" calcext:value-type="float">
            <text:p>0.8274</text:p>
          </table:table-cell>
          <table:table-cell office:value-type="float" office:value="0.7848" calcext:value-type="float">
            <text:p>0.7848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1" office:value-type="string" calcext:value-type="string">
            <text:p>them</text:p>
          </table:table-cell>
          <table:table-cell table:number-columns-repeated="5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  <table:table-cell table:style-name="ce1" office:value-type="float" office:value="0.5456" calcext:value-type="float">
            <text:p>0.54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586" calcext:value-type="float">
            <text:p>0.586</text:p>
          </table:table-cell>
          <table:table-cell office:value-type="float" office:value="0.9405" calcext:value-type="float">
            <text:p>0.9405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office:value-type="float" office:value="0.9029" calcext:value-type="float">
            <text:p>0.9029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9681" calcext:value-type="float">
            <text:p>0.9681</text:p>
          </table:table-cell>
          <table:table-cell office:value-type="float" office:value="1" calcext:value-type="float">
            <text:p>1</text:p>
          </table:table-cell>
          <table:table-cell office:value-type="float" office:value="0.9246" calcext:value-type="float">
            <text:p>0.9246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838" calcext:value-type="float">
            <text:p>0.8838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962" calcext:value-type="float">
            <text:p>0.996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05:04.856500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05:16.694115380</dc:date>
    <meta:editing-duration>PT1M8S</meta:editing-duration>
    <meta:editing-cycles>2</meta:editing-cycles>
    <meta:generator>LibreOffice/6.4.7.2$Linux_X86_64 LibreOffice_project/40$Build-2</meta:generator>
    <meta:document-statistic meta:table-count="1" meta:cell-count="208" meta:object-count="0"/>
  </office:meta>
</office:document-meta>
</file>